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sup>
              <mi>U</mi>
              <mtext>eff</mtext>
              <mn>2</mn>
            </msubsup>
            <mrow>
              <mi/>
              <mo stretchy="false">=</mo>
              <mi/>
            </mrow>
            <mfrac>
              <mn>1</mn>
              <mo stretchy="false">τ</mo>
            </mfrac>
            <msubsup>
              <mi>U</mi>
              <mn>0</mn>
              <mn>2</mn>
            </msubsup>
            <mrow>
              <munderover>
                <mo stretchy="false">∫</mo>
                <mn>0</mn>
                <mo stretchy="false">τ</mo>
              </munderover>
              <msup>
                <mi>cos</mi>
                <mn>2</mn>
              </msup>
            </mrow>
            <mo stretchy="false">ω</mo>
            <mi>t</mi>
            <mtext>d</mtext>
            <mi>t</mi>
            <mrow>
              <mi/>
              <mo stretchy="false">=</mo>
              <mi/>
            </mrow>
            <mrow>
              <mo stretchy="false">(</mo>
              <mrow>
                <mo stretchy="false">ω</mo>
                <mo stretchy="false">τ</mo>
                <mrow>
                  <mi/>
                  <mo stretchy="false">=</mo>
                  <mi/>
                </mrow>
                <mn>2</mn>
                <mo stretchy="false">π</mo>
              </mrow>
              <mo stretchy="false">)</mo>
            </mrow>
          </mrow>
        </mtd>
      </mtr>
      <mtr>
        <mtd>
          <mrow>
            <mrow>
              <mi/>
              <mo stretchy="false">=</mo>
              <mi/>
            </mrow>
            <mfrac>
              <msubsup>
                <mi>U</mi>
                <mn>0</mn>
                <mn>2</mn>
              </msubsup>
              <mrow>
                <mn>2</mn>
                <mo stretchy="false">π</mo>
              </mrow>
            </mfrac>
            <mrow>
              <munderover>
                <mo stretchy="false">∫</mo>
                <mn>0</mn>
                <mrow>
                  <mn>2</mn>
                  <mo stretchy="false">π</mo>
                </mrow>
              </munderover>
              <msup>
                <mi>cos</mi>
                <mn>2</mn>
              </msup>
            </mrow>
            <mi>x</mi>
            <mtext>d</mtext>
            <mi>x</mi>
            <mrow>
              <mi/>
              <mo stretchy="false">=</mo>
              <mi/>
            </mrow>
            <mfrac>
              <msubsup>
                <mi>U</mi>
                <mn>0</mn>
                <mn>2</mn>
              </msubsup>
              <mn>2</mn>
            </mfrac>
          </mrow>
        </mtd>
      </mtr>
    </mtable>
    <annotation encoding="StarMath 5.0">U^2 _"eff" `=` 1 over %itau U^2 _0 int from 0 to %itau cos^2 %iomega t "d" t `=` ~~~ (%iomega %itau `=` 2 %pi) newline
alignl ~~~~`=` U^2 _0 over {2 %pi} int from 0 to {2 %pi} cos^2 x "d" x `=` U^2 _0 over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7:41:32.664000000</meta:creation-date>
    <meta:generator>LibreOffice/4.1.4.2$Windows_x86 LibreOffice_project/0a0440ccc0227ad9829de5f46be37cfb6edcf72</meta:generator>
  </office:meta>
</office:document-meta>
</file>